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7FF13_2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7, FF 13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igmund Reich<text:tab/>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August 22, 1897</text:p>
      <text:p text:style-name="P2">Month<text:tab/><text:tab/><text:tab/><text:tab/><text:tab/><text:tab/>August</text:p>
      <text:p text:style-name="P2">Year<text:tab/><text:tab/><text:tab/><text:tab/><text:tab/><text:tab/>1897</text:p>
      <text:p text:style-name="P2">Hebrew Date<text:tab/><text:tab/><text:tab/><text:tab/><text:tab/></text:p>
      <text:p text:style-name="P2">Undated</text:p>
      <text:p text:style-name="P2">City<text:tab/><text:tab/><text:tab/><text:tab/><text:tab/><text:tab/>New York</text:p>
      <text:p text:style-name="P2">State<text:tab/><text:tab/><text:tab/><text:tab/><text:tab/><text:tab/>NY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3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[Page 1]</text:p>
      <text:p text:style-name="P6">New York, Aug 22. 1897./</text:p>
      <text:p text:style-name="P7">Dear Doctor:-/</text:p>
      <text:p text:style-name="P5"><text:tab/>A few years have/ passed, since I have left/ the Seminary. <text:s/>The reason/ for my leaving was/ that I felt too weak to/ do the double work of/ the College and your/ Institute. <text:s/>As I was un-/able to fulfill my work/ to my satisfaction, I/ erroneously thought, that/ I have not the talent/ to become a rabbi, and/ preferred the calling of/</text:p>
      <text:p text:style-name="P5"/>
      <text:p text:style-name="P5">[Page 2]</text:p>
      <text:p text:style-name="P5">a teacher. <text:s/>Graduating/ in 1895 from New York/ College as B. A. I/ taught both Hebrew and/ Public School in this/ city. <text:s/>But, now, after/ ripe consideration, I/ think that I do have/ the ability to study the/ ministry. <text:s/>I have gone/ as far as the third/ year of the Senior Course,/ and hope, with the/ greatest perseverance on/ my part, to attain the/ knowledge which is/ necessary for the high/ position of a rabbi in/ Israel. <text:s/>I intend to sup-/port myself in my/ course of study and will/</text:p>
      <text:p text:style-name="P5"><text:soft-page-break/>[Page 3]</text:p>
      <text:p text:style-name="P5">repay in coming years/ the former stipends, which/ had been granted to/ me./</text:p>
      <text:p text:style-name="P5"><text:tab/>Hoping, that you/ will accept my application/</text:p>
      <text:p text:style-name="P5"><text:tab/>I remain/ With the deepest respect/ Sigmund Reich/</text:p>
      <text:p text:style-name="P5">Address 239. E. 104. St. (III Floor)/</text:p>
      <text:p text:style-name="P5"><text:tab/>New York City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11T13:53:50.14</meta:creation-date>
    <meta:document-statistic meta:table-count="0" meta:image-count="0" meta:object-count="0" meta:page-count="3" meta:paragraph-count="72" meta:word-count="367" meta:character-count="2374"/>
    <dc:date>2012-01-11T14:00:32.87</dc:date>
    <dc:creator>Penn Libraries</dc:creator>
    <meta:editing-duration>PT00H06M42S</meta:editing-duration>
    <meta:editing-cycles>1</meta:editing-cycles>
    <meta:generator>OpenOffice.org/3.2$Win32 OpenOffice.org_project/320m12$Build-9483</meta:generator>
  </office:meta>
</office:document-meta>
</file>